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Sans L" fo:font-size="12pt" style:font-size-asian="12pt" style:font-size-complex="12pt"/>
    </style:style>
    <style:style style:name="P2" style:family="paragraph" style:parent-style-name="Standard">
      <style:text-properties style:font-name="Nimbus Sans L" fo:font-size="12pt" fo:language="nl" fo:country="NL" style:font-size-asian="12pt" style:font-size-complex="12pt"/>
    </style:style>
    <style:style style:name="P3" style:family="paragraph" style:parent-style-name="Standard" style:list-style-name="L1"/>
    <style:style style:name="P4" style:family="paragraph" style:parent-style-name="Standard">
      <style:text-properties fo:language="nl" fo:country="NL"/>
    </style:style>
    <style:style style:name="P5" style:family="paragraph" style:parent-style-name="Standard" style:list-style-name="L1">
      <style:text-properties fo:language="nl" fo:country="NL"/>
    </style:style>
    <style:style style:name="P6" style:family="paragraph" style:parent-style-name="Standard" style:list-style-name="L2"/>
    <style:style style:name="P7" style:family="paragraph" style:parent-style-name="Standard" style:list-style-name="L4"/>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10"/>
    <style:style style:name="P12" style:family="paragraph" style:parent-style-name="Standard" style:list-style-name="L12"/>
    <style:style style:name="P13" style:family="paragraph" style:parent-style-name="Standard" style:list-style-name="L14"/>
    <style:style style:name="P14" style:family="paragraph" style:parent-style-name="Standard" style:list-style-name="L15"/>
    <style:style style:name="P15" style:family="paragraph" style:parent-style-name="Standard" style:list-style-name="L16"/>
    <style:style style:name="P16" style:family="paragraph" style:parent-style-name="Standard">
      <style:paragraph-properties fo:break-before="page"/>
    </style:style>
    <style:style style:name="T1" style:family="text">
      <style:text-properties fo:language="nl" fo:country="N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ora user guide</text:p>
      <text:p text:style-name="P1"/>
      <text:p text:style-name="P1"/>
      <text:p text:style-name="P1">Hoe installeer ik noora</text:p>
      <text:p text:style-name="P1"/>
      <text:list xml:id="list49620543" text:style-name="L1">
        <text:list-item>
          <text:p text:style-name="P3"><text:span text:style-name="T1">Installeer python, ga naar </text:span><text:a xlink:type="simple" xlink:href="http://www.python.org/download/">http://www.python.org/download/</text:a><text:span text:style-name="T1"> . Kies de versie 2.x</text:span></text:p>
        </text:list-item>
        <text:list-item>
          <text:p text:style-name="P5">Voeg python toe aan je PATH.</text:p>
        </text:list-item>
        <text:list-item>
          <text:p text:style-name="P5">Haal de laatste release van noOra op. http://svn.2organize.com/2organize/oracle/noora//tags/noora_x_x_x/</text:p>
        </text:list-item>
        <text:list-item>
          <text:p text:style-name="P5">Pak noora.zip uit in een folder naar keuze. </text:p>
        </text:list-item>
        <text:list-item>
          <text:p text:style-name="P5">Maak de environment variabele NOORA_HOME aan.</text:p>
        </text:list-item>
        <text:list-item>
          <text:p text:style-name="P5">Voeg de environment variabele NOORA_HOME toe aan je PATH.</text:p>
        </text:list-item>
      </text:list>
      <text:p text:style-name="P4"/>
      <text:p text:style-name="P4">Hoe maak ik een nieuw database project</text:p>
      <text:list xml:id="list1955232123" text:style-name="L2">
        <text:list-item>
          <text:p text:style-name="P6"><text:span text:style-name="T1">M</text:span>aak een database folder, bijvoorbeeld example-db</text:p>
        </text:list-item>
        <text:list-item>
          <text:p text:style-name="P6">kopieer uit een ander project, of uit de examples folder van noOra het project configuratie bestand project.conv naar de root van je database folder.</text:p>
        </text:list-item>
        <text:list-item>
          <text:p text:style-name="P6">Wijzig project.conv. </text:p>
          <text:p text:style-name="P6">Letop: bij kopieren uit een ander project moet je de variabele VERSION resetten, VERSIONS=[]</text:p>
        </text:list-item>
        <text:list-item>
          <text:p text:style-name="P6">start : noora.py prepare. De folder structuur wordt aangemaakt en je kunt starten met je project.</text:p>
        </text:list-item>
      </text:list>
      <text:p text:style-name="Standard"/>
      <text:p text:style-name="Standard">Hoe maak ik de oracle installatie scripts.</text:p>
      <text:list xml:id="list1657910776" text:style-name="L10">
        <text:list-item>
          <text:p text:style-name="P11">start : noora build -v=&lt;version&gt; (1.0.0). De oracle installatie scripts worden gemaakt.</text:p>
        </text:list-item>
      </text:list>
      <text:p text:style-name="Standard"/>
      <text:p text:style-name="Standard">Hoe verwijder ik de oracle installatie scripts</text:p>
      <text:list xml:id="list1232510602" text:style-name="L12">
        <text:list-item>
          <text:p text:style-name="P12">start : noora clean -v=&lt;version&gt; (1.0.0). De oracle installatie scripts worden verwijderd.</text:p>
        </text:list-item>
      </text:list>
      <text:p text:style-name="Standard"/>
      <text:p text:style-name="Standard">Hoe verwijder ik alle objecten uit de database.</text:p>
      <text:list xml:id="list1941180764" text:style-name="L14">
        <text:list-item>
          <text:p text:style-name="P13">start : noora drop -s=&lt;oracle_sid&gt;(orcl)</text:p>
        </text:list-item>
      </text:list>
      <text:p text:style-name="Standard"/>
      <text:p text:style-name="Standard">Hoe installeer ik mijn wijzigingen</text:p>
      <text:list xml:id="list432426683" text:style-name="L6">
        <text:list-item>
          <text:p text:style-name="P8">Start : noora build -v=&lt;version&gt; (1.0.0), wanneer je nog geen oracle installatie scripts hebt gemaakt, of als je later nog iets gewijzigd hebt.</text:p>
        </text:list-item>
        <text:list-item>
          <text:p text:style-name="P8">Bij een initiele installatie start : noora create -s=&lt;oracle_sid&gt; (orcl)</text:p>
        </text:list-item>
        <text:list-item>
          <text:p text:style-name="P8">Bij een update start : noora update -s=&lt;oracle_sid&gt; -v=&lt;version&gt;</text:p>
        </text:list-item>
      </text:list>
      <text:p text:style-name="Standard"/>
      <text:p text:style-name="Standard">Hoe herbouw ik de database</text:p>
      <text:list xml:id="list1676339409" text:style-name="L7">
        <text:list-item>
          <text:p text:style-name="P9">Start : noora build -v=&lt;version&gt; (1.0.0), wanneer je nog geen oracle installatie scripts hebt gemaakt, of als je later nog iets gewijzigd hebt.</text:p>
        </text:list-item>
        <text:list-item>
          <text:p text:style-name="P9">Start : noora recreate -s=&lt;oracle_sid&gt;. De database wordt herbouwd</text:p>
        </text:list-item>
      </text:list>
      <text:p text:style-name="Standard"/>
      <text:p text:style-name="Standard">Hoe kan ik de database herbouwen tot een bepaalde versie.</text:p>
      <text:list xml:id="list248902054" text:style-name="L8">
        <text:list-item>
          <text:p text:style-name="P10">Start : noora build -v=&lt;version&gt; (1.0.0), wanneer je nog geen oracle installatie scripts hebt gemaakt, of als je later nog iets gewijzigd hebt.</text:p>
        </text:list-item>
        <text:list-item>
          <text:p text:style-name="P10">Start : noora recreate -s=&lt;oracle_sid&gt; -max=1.0.1. De database wordt herbouwd tot en met de opgegeven versie.</text:p>
        </text:list-item>
      </text:list>
      <text:p text:style-name="Standard"><text:soft-page-break/>Hoe kan ik een schema via sqlplus installeren</text:p>
      <text:list xml:id="list1140858596" text:style-name="L15">
        <text:list-item>
          <text:p text:style-name="P14">ga naar de schema folder in je database project.</text:p>
        </text:list-item>
        <text:list-item>
          <text:p text:style-name="P14">start : sqlplus &lt;username&gt;/&lt;password&gt;@&lt;oracle_sid&gt; @ install_scheme_&lt;environment&gt;</text:p>
          <text:p text:style-name="P14">Voor elke environment wordt er door noOra build een schema installatie script aangemaakt.</text:p>
        </text:list-item>
      </text:list>
      <text:p text:style-name="Standard"/>
      <text:p text:style-name="Standard">Hoe kan ik de installatie volgorde beinvloeden</text:p>
      <text:list xml:id="list769310098" text:style-name="L16">
        <text:list-item>
          <text:p text:style-name="P15">voor elk object type (packages, tabellen, etc) wordt door noOra build een installatie script aangemaakt. Dit script heeft altijd de naam install.sql. Dit script kun je vinden in de object folder. (pkg, tab, etc). <text:s/>In dit script kun je de volgorde wijzigen. Wanneer je opnieuw build blijft deze volgorde gehandhaafd.</text:p>
        </text:list-item>
      </text:list>
      <text:p text:style-name="Standard"/>
      <text:p text:style-name="Standard"/>
      <text:p text:style-name="Standard"/>
      <text:p text:style-name="P16"/>
      <text:p text:style-name="Standard"/>
      <text:list xml:id="list754315449" text:continue-list="list1955232123" text:style-name="L2">
        <text:list-header>
          <text:p text:style-name="P6"/>
        </text:list-header>
      </text:list>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Ripke</meta:initial-creator>
    <meta:creation-date>2010-10-07T23:12:47</meta:creation-date>
    <meta:document-statistic meta:table-count="0" meta:image-count="0" meta:object-count="0" meta:page-count="3" meta:paragraph-count="36" meta:word-count="424" meta:character-count="2712"/>
    <dc:date>2010-10-08T00:12:29</dc:date>
    <dc:creator>Jan Ripke</dc:creator>
    <meta:editing-duration>PT00H00M57S</meta:editing-duration>
    <meta:editing-cycles>1</meta:editing-cycles>
    <meta:generator>OpenOffice.org/3.2$Linux OpenOffice.org_project/320m12$Build-9483</meta:generator>
  </office:meta>
</office:document-meta>
</file>